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284" calcext:value-type="float">
            <text:p>83.6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7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116" calcext:value-type="float">
            <text:p>81.6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9792" calcext:value-type="float">
            <text:p>79.8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201</text:p>
          </table:table-cell>
          <table:table-cell office:value-type="string" calcext:value-type="string">
            <text:p>TWDB:23082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